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9" calcext:value-type="float">
            <text:p>729</text:p>
          </table:table-cell>
          <table:table-cell table:style-name="ce7" table:formula="of:=COUNTIF([.B7:.B999];&quot;X&quot;)" office:value-type="float" office:value="620" calcext:value-type="float">
            <text:p>620</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75" calcext:value-type="float">
            <text:p>7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2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20:39:59.6186834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1T21:09:19.626447763</dc:date>
    <meta:editing-duration>PT20H57M13S</meta:editing-duration>
    <meta:editing-cycles>717</meta:editing-cycles>
    <meta:document-statistic meta:table-count="1" meta:cell-count="4383" meta:object-count="0"/>
  </office:meta>
</office:document-meta>
</file>